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number-columns-repeated="3" table:default-cell-style-name="Default"/>
        <table:table-row table:style-name="ro1">
          <table:table-cell table:style-name="Default" office:value-type="string" calcext:value-type="string">
            <text:p>PCAP file</text:p>
          </table:table-cell>
          <table:table-cell table:style-name="Default" office:value-type="string" calcext:value-type="string">
            <text:p>frames</text:p>
          </table:table-cell>
          <table:table-cell table:style-name="Default" office:value-type="string" calcext:value-type="string">
            <text:p>out of order</text:p>
          </table:table-cell>
          <table:table-cell office:value-type="string" calcext:value-type="string">
            <text:p>duplicated</text:p>
          </table:table-cell>
          <table:table-cell office:value-type="string" calcext:value-type="string">
            <text:p>% out of order</text:p>
          </table:table-cell>
          <table:table-cell office:value-type="string" calcext:value-type="string">
            <text:p>% duplicated</text:p>
          </table:table-cell>
        </table:table-row>
        <table:table-row table:style-name="ro1">
          <table:table-cell office:value-type="string" calcext:value-type="string">
            <text:p>Friday_2021-04-16_2304</text:p>
          </table:table-cell>
          <table:table-cell office:value-type="float" office:value="4725390" calcext:value-type="float">
            <text:p>4725390</text:p>
          </table:table-cell>
          <table:table-cell office:value-type="float" office:value="780" calcext:value-type="float">
            <text:p>780</text:p>
          </table:table-cell>
          <table:table-cell table:style-name="ce1" office:value-type="float" office:value="5" calcext:value-type="float">
            <text:p>5</text:p>
          </table:table-cell>
          <table:table-cell table:formula="of:=([.C2]/[.B2])*100" office:value-type="float" office:value="0.0165065740605537" calcext:value-type="float">
            <text:p>0,0165065740605537</text:p>
          </table:table-cell>
          <table:table-cell table:formula="of:=([.D2]/[.B2])*100" office:value-type="float" office:value="0.000105811372183037" calcext:value-type="float">
            <text:p>0,000105811372183037</text:p>
          </table:table-cell>
        </table:table-row>
        <table:table-row table:style-name="ro1">
          <table:table-cell office:value-type="string" calcext:value-type="string">
            <text:p>Monday_2021-04-12_0611</text:p>
          </table:table-cell>
          <table:table-cell office:value-type="float" office:value="290207" calcext:value-type="float">
            <text:p>29020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([.C3]/[.B3])*100" office:value-type="float" office:value="0.0148170099273967" calcext:value-type="float">
            <text:p>0,0148170099273967</text:p>
          </table:table-cell>
          <table:table-cell table:formula="of:=([.D3]/[.B3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nday_2022-04-11_0622</text:p>
          </table:table-cell>
          <table:table-cell office:value-type="float" office:value="216832" calcext:value-type="float">
            <text:p>216832</text:p>
          </table:table-cell>
          <table:table-cell office:value-type="float" office:value="246" calcext:value-type="float">
            <text:p>246</text:p>
          </table:table-cell>
          <table:table-cell office:value-type="float" office:value="62" calcext:value-type="float">
            <text:p>62</text:p>
          </table:table-cell>
          <table:table-cell table:formula="of:=([.C4]/[.B4])*100" office:value-type="float" office:value="0.113451889020071" calcext:value-type="float">
            <text:p>0,113451889020071</text:p>
          </table:table-cell>
          <table:table-cell table:formula="of:=([.D4]/[.B4])*100" office:value-type="float" office:value="0.0285935655253837" calcext:value-type="float">
            <text:p>0,0285935655253837</text:p>
          </table:table-cell>
        </table:table-row>
        <table:table-row table:style-name="ro1">
          <table:table-cell office:value-type="string" calcext:value-type="string">
            <text:p>Saturday_2021-04-17_0357</text:p>
          </table:table-cell>
          <table:table-cell office:value-type="float" office:value="708181" calcext:value-type="float">
            <text:p>708181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([.C5]/[.B5])*100" office:value-type="float" office:value="0.0203337847245266" calcext:value-type="float">
            <text:p>0,0203337847245266</text:p>
          </table:table-cell>
          <table:table-cell table:formula="of:=([.D5]/[.B5])*100" office:value-type="float" office:value="0.000141206838364768" calcext:value-type="float">
            <text:p>0,000141206838364768</text:p>
          </table:table-cell>
        </table:table-row>
        <table:table-row table:style-name="ro1">
          <table:table-cell office:value-type="string" calcext:value-type="string">
            <text:p>Sunday_2021-04-11_2154</text:p>
          </table:table-cell>
          <table:table-cell office:value-type="float" office:value="622670" calcext:value-type="float">
            <text:p>62267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([.C6]/[.B6])*100" office:value-type="float" office:value="0.0102783175678931" calcext:value-type="float">
            <text:p>0,0102783175678931</text:p>
          </table:table-cell>
          <table:table-cell table:formula="of:=([.D6]/[.B6])*10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ay_2021-05-02_1206</text:p>
          </table:table-cell>
          <table:table-cell office:value-type="float" office:value="3446459" calcext:value-type="float">
            <text:p>3446459</text:p>
          </table:table-cell>
          <table:table-cell office:value-type="float" office:value="2665" calcext:value-type="float">
            <text:p>2665</text:p>
          </table:table-cell>
          <table:table-cell office:value-type="float" office:value="23" calcext:value-type="float">
            <text:p>23</text:p>
          </table:table-cell>
          <table:table-cell table:formula="of:=([.C7]/[.B7])*100" office:value-type="float" office:value="0.0773257421602868" calcext:value-type="float">
            <text:p>0,0773257421602868</text:p>
          </table:table-cell>
          <table:table-cell table:formula="of:=([.D7]/[.B7])*100" office:value-type="float" office:value="0.000667351620895534" calcext:value-type="float">
            <text:p>0,000667351620895534</text:p>
          </table:table-cell>
        </table:table-row>
        <table:table-row table:style-name="ro1">
          <table:table-cell office:value-type="string" calcext:value-type="string">
            <text:p>Sunday_2021-05-02_1659</text:p>
          </table:table-cell>
          <table:table-cell office:value-type="float" office:value="3385734" calcext:value-type="float">
            <text:p>3385734</text:p>
          </table:table-cell>
          <table:table-cell office:value-type="float" office:value="2856" calcext:value-type="float">
            <text:p>2856</text:p>
          </table:table-cell>
          <table:table-cell office:value-type="float" office:value="105" calcext:value-type="float">
            <text:p>105</text:p>
          </table:table-cell>
          <table:table-cell table:formula="of:=([.C8]/[.B8])*100" office:value-type="float" office:value="0.0843539392049109" calcext:value-type="float">
            <text:p>0,0843539392049109</text:p>
          </table:table-cell>
          <table:table-cell table:formula="of:=([.D8]/[.B8])*100" office:value-type="float" office:value="0.00310124776488643" calcext:value-type="float">
            <text:p>0,00310124776488643</text:p>
          </table:table-cell>
        </table:table-row>
        <table:table-row table:style-name="ro1">
          <table:table-cell office:value-type="string" calcext:value-type="string">
            <text:p>Sunday_2022-04-10_2335</text:p>
          </table:table-cell>
          <table:table-cell office:value-type="float" office:value="327043" calcext:value-type="float">
            <text:p>3270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C9]/[.B9])*100" office:value-type="float" office:value="0.00152885094620585" calcext:value-type="float">
            <text:p>0,00152885094620585</text:p>
          </table:table-cell>
          <table:table-cell table:formula="of:=([.D9]/[.B9])*100" office:value-type="float" office:value="0.00122308075696468" calcext:value-type="float">
            <text:p>0,00122308075696468</text:p>
          </table:table-cell>
        </table:table-row>
        <table:table-row table:style-name="ro1">
          <table:table-cell office:value-type="string" calcext:value-type="string">
            <text:p>Tuesday_2022-04-12_0554</text:p>
          </table:table-cell>
          <table:table-cell office:value-type="float" office:value="25378249" calcext:value-type="float">
            <text:p>25378249</text:p>
          </table:table-cell>
          <table:table-cell office:value-type="float" office:value="34823" calcext:value-type="float">
            <text:p>34823</text:p>
          </table:table-cell>
          <table:table-cell office:value-type="float" office:value="19289" calcext:value-type="float">
            <text:p>19289</text:p>
          </table:table-cell>
          <table:table-cell table:formula="of:=([.C10]/[.B10])*100" office:value-type="float" office:value="0.137215928490575" calcext:value-type="float">
            <text:p>0,137215928490575</text:p>
          </table:table-cell>
          <table:table-cell table:formula="of:=([.D10]/[.B10])*100" office:value-type="float" office:value="0.0760060317794187" calcext:value-type="float">
            <text:p>0,0760060317794187</text:p>
          </table:table-cell>
        </table:table-row>
        <table:table-row table:style-name="ro1">
          <table:table-cell office:value-type="string" calcext:value-type="string">
            <text:p>Tuesday_2022-04-12_1418</text:p>
          </table:table-cell>
          <table:table-cell office:value-type="float" office:value="27380760" calcext:value-type="float">
            <text:p>27380760</text:p>
          </table:table-cell>
          <table:table-cell office:value-type="float" office:value="112985" calcext:value-type="float">
            <text:p>112985</text:p>
          </table:table-cell>
          <table:table-cell office:value-type="float" office:value="3616" calcext:value-type="float">
            <text:p>3616</text:p>
          </table:table-cell>
          <table:table-cell table:formula="of:=([.C11]/[.B11])*100" office:value-type="float" office:value="0.412643768836219" calcext:value-type="float">
            <text:p>0,412643768836219</text:p>
          </table:table-cell>
          <table:table-cell table:formula="of:=([.D11]/[.B11])*100" office:value-type="float" office:value="0.0132063536585544" calcext:value-type="float">
            <text:p>0,0132063536585544</text:p>
          </table:table-cell>
        </table:table-row>
        <table:table-row table:style-name="ro1">
          <table:table-cell table:style-name="Default" office:value-type="string" calcext:value-type="string">
            <text:p>Tot</text:p>
          </table:table-cell>
          <table:table-cell table:style-name="Default" table:formula="of:=SUM([.B2:.B11])" office:value-type="float" office:value="66481525" calcext:value-type="float">
            <text:p>66481525</text:p>
          </table:table-cell>
          <table:table-cell table:style-name="Default" table:formula="of:=SUM([.C2:.C11])" office:value-type="float" office:value="154611" calcext:value-type="float">
            <text:p>154611</text:p>
          </table:table-cell>
          <table:table-cell table:formula="of:=SUM([.D2:.D11])" office:value-type="float" office:value="23105" calcext:value-type="float">
            <text:p>23105</text:p>
          </table:table-cell>
          <table:table-cell table:formula="of:=([.C12]/[.B12])*100" office:value-type="float" office:value="0.232562354729378" calcext:value-type="float">
            <text:p>0,232562354729378</text:p>
          </table:table-cell>
          <table:table-cell table:formula="of:=([.D12]/[.B12])*100" office:value-type="float" office:value="0.034754016247371" calcext:value-type="float">
            <text:p>0,034754016247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19:16:02.242906813</meta:creation-date>
    <dc:date>2024-02-17T19:38:50.763302078</dc:date>
    <meta:editing-duration>PT12M37S</meta:editing-duration>
    <meta:editing-cycles>2</meta:editing-cycles>
    <meta:generator>LibreOffice/7.3.7.2$Linux_X86_64 LibreOffice_project/30$Build-2</meta:generator>
    <meta:document-statistic meta:table-count="1" meta:cell-count="72" meta:object-count="0"/>
  </office:meta>
</office:document-meta>
</file>